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 Cheatsheet – Animations</text:p>
      <text:p text:style-name="P1"/>
      <text:p text:style-name="P2">@keyfra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2-04-11T15:42:45.97</meta:creation-date>
    <meta:generator>OpenOffice/4.1.7$Win32 OpenOffice.org_project/417m1$Build-9800</meta:generator>
    <meta:document-statistic meta:table-count="0" meta:image-count="0" meta:object-count="0" meta:page-count="1" meta:paragraph-count="2" meta:word-count="5" meta:character-count="37"/>
    <dc:date>2022-04-11T15:44:16.78</dc:date>
    <dc:creator>Mary Ronan</dc:creator>
    <meta:editing-duration>PT1M33S</meta:editing-duration>
    <meta:editing-cycles>1</meta:editing-cycles>
  </office:meta>
</office:document-meta>
</file>